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ext_20_body" style:master-page-name="MP0">
      <style:paragraph-properties style:page-number="auto" fo:break-before="page"/>
    </style:style>
    <style:style style:name="P4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5" style:family="paragraph" style:parent-style-name="Table_20_Contents">
      <style:text-properties fo:color="#000000" style:font-name="Liberation Serif" fo:font-size="12pt" officeooo:rsid="0013619b" officeooo:paragraph-rsid="0013619b" style:font-size-asian="12pt" style:font-size-complex="12pt"/>
    </style:style>
    <text:list-style style:name="L1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Liberation Serif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36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Dashboard Inhalt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nach dem Einloggen eine Startseite sehen, die mir eine Übersicht der anliegenden Aufgaben bietet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3604141965" text:style-name="L1">
              <text:list-item>
                <text:p text:style-name="P4">Es existiert eine neue Ansicht, die beim Login geöffnet wird</text:p>
              </text:list-item>
              <text:list-item>
                <text:p text:style-name="P4">Der Nutzer sieht folgende Kategorien:</text:p>
                <text:list>
                  <text:list-item>
                    <text:p text:style-name="P4">Anzahl der offenen Tickets </text:p>
                  </text:list-item>
                  <text:list-item>
                    <text:p text:style-name="P4">Anzahl der zugewiesene Tickets </text:p>
                  </text:list-item>
                  <text:list-item>
                    <text:p text:style-name="P4">Anzahl der abgelehnte Tickets </text:p>
                  </text:list-item>
                  <text:list-item>
                    <text:p text:style-name="P4">Fortschritt der Gruppen, wo der Nutzer Mitglied ist, in Prozent.</text:p>
                  </text:list-item>
                  <text:list-item>
                    <text:p text:style-name="P4">Eine detaillierte Ansicht der offenen Tickets, die sich aus Ticketnamen, Beschreibung und Deadline zusammensetzen </text:p>
                  </text:list-item>
                </text:list>
              </text:list-item>
              <text:list-item>
                <text:p text:style-name="P4">Der Nutzer kann von dieser Seite aus, zu jeder dieser Kategorien navigieren.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5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5">9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7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5/17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style:style style:name="WW_5f_CharLFO9LVL1" style:display-name="WW_CharLFO9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0-03-31T21:46:00Z</meta:creation-date>
    <dc:date>2019-03-28T18:40:02.543000000</dc:date>
    <meta:editing-cycles>12</meta:editing-cycles>
    <meta:editing-duration>PT5S</meta:editing-duration>
    <meta:document-statistic meta:table-count="1" meta:image-count="0" meta:object-count="0" meta:page-count="1" meta:paragraph-count="26" meta:word-count="113" meta:character-count="753" meta:non-whitespace-character-count="670"/>
    <meta:template xlink:type="simple" xlink:actuate="onRequest" xlink:title="" xlink:href="Normal.dotm"/>
  </office:meta>
</office:document-meta>
</file>